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5.762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3.84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/>
      <style:text-properties fo:color="#8d281e" fo:font-size="400pt" fo:text-shadow="none" fo:font-weight="bold" style:font-size-asian="180pt" style:font-weight-asian="bold" style:font-size-complex="180pt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8d281e" style:font-name="MathJax_Typewriter" fo:font-size="425pt" fo:letter-spacing="-0.03cm" fo:text-shadow="none" fo:font-weight="normal" style:font-size-asian="450pt" style:font-weight-asian="bold" style:font-size-complex="450pt" style:font-weight-complex="bold"/>
    </style:style>
    <style:style style:name="T1" style:family="text">
      <style:text-properties fo:color="#8d281e" style:font-name="Liberation Sans2" fo:font-size="400pt" fo:text-shadow="none" fo:font-weight="bold" style:font-name-asian="Liberation Sans2" style:font-size-asian="180pt" style:font-weight-asian="bold" style:font-name-complex="Liberation Sans2" style:font-size-complex="180pt" style:font-weight-complex="bold"/>
    </style:style>
    <style:style style:name="T2" style:family="text">
      <style:text-properties fo:color="#8d281e" style:font-name="MathJax_Typewriter" fo:font-size="425pt" fo:letter-spacing="-0.03cm" fo:text-shadow="none" fo:font-weight="normal" style:font-size-asian="450pt" style:font-weight-asian="bold" style:font-size-complex="45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4.097cm" svg:height="16.012cm" svg:x="2.921cm" svg:y="6.612cm">
          <draw:text-box>
            <text:p text:style-name="P2"><text:span text:style-name="T1">♦</text:span></text:p>
          </draw:text-box>
        </draw:frame>
        <draw:frame draw:style-name="gr3" draw:text-style-name="P5" draw:layer="layout" svg:width="6.966cm" svg:height="14.09cm" svg:x="2.559cm" svg:y="-0.254cm">
          <draw:text-box>
            <text:p text:style-name="P4"><text:span text:style-name="T2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3H17M7S</meta:editing-duration>
    <meta:editing-cycles>25</meta:editing-cycles>
    <meta:generator>LibreOffice/6.1.5.2$Linux_X86_64 LibreOffice_project/10$Build-2</meta:generator>
    <dc:date>2022-01-16T22:25:49.128562076</dc:date>
    <meta:document-statistic meta:object-count="3"/>
  </office:meta>
</office:document-meta>
</file>